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5000000EC415558EFC14B0A8C.png" manifest:media-type="image/png"/>
  <manifest:file-entry manifest:full-path="Pictures/10000201000002000000020020C87D98DF0A084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32cm" fo:min-width="1.38cm"/>
      <style:paragraph-properties style:writing-mode="lr-tb"/>
    </style:style>
    <style:style style:name="gr2" style:family="graphic" style:parent-style-name="objectwithoutfill">
      <style:graphic-properties svg:stroke-width="0.035cm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0.647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35cm" svg:stroke-color="#000000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="Symmetric_20_Arrow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7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0.534cm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8cm" svg:height="1.882cm" svg:x="4.76cm" svg:y="4.588cm">
          <draw:glue-point draw:id="4" svg:x="5cm" svg:y="-3cm" draw:escape-direction="left"/>
          <text:p text:style-name="P1"><text:span text:style-name="T1">Plut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88cm" svg:height="1.882cm" svg:x="8.575cm" svg:y="4.588cm">
          <draw:glue-point draw:id="4" svg:x="-5cm" svg:y="-3cm"/>
          <text:p text:style-name="P1"><text:span text:style-name="T1">DigiTenSK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661cm" svg:y1="5.916cm" svg:x2="8.548cm" svg:y2="5.916cm">
          <text:p/>
        </draw:line>
        <draw:line draw:style-name="gr2" draw:text-style-name="P2" draw:layer="layout" svg:x1="8.548cm" svg:y1="4.976cm" svg:x2="6.661cm" svg:y2="4.976cm">
          <text:p/>
        </draw:line>
        <draw:frame draw:style-name="gr3" draw:text-style-name="P4" draw:layer="layout" svg:width="2.119cm" svg:height="0.757cm" svg:x="6.485cm" svg:y="4.049cm">
          <draw:text-box>
            <text:p text:style-name="P3"><text:span text:style-name="T1">5,368GHz</text:span></text:p>
          </draw:text-box>
        </draw:frame>
        <draw:frame draw:style-name="gr4" draw:text-style-name="P5" xml:id="id2" draw:id="id2" draw:layer="layout" svg:width="0.711cm" svg:height="0.73cm" svg:x="11.97cm" svg:y="3.319cm">
          <draw:image xlink:href="Pictures/10000201000002000000020020C87D98DF0A084A.png" xlink:type="simple" xlink:show="embed" xlink:actuate="onLoad" loext:mime-type="image/png">
            <text:p/>
          </draw:image>
        </draw:frame>
        <draw:connector draw:style-name="gr5" draw:text-style-name="P2" draw:layer="layout" svg:x1="10.455cm" svg:y1="5.529cm" svg:x2="12.325cm" svg:y2="4.049cm" draw:start-shape="id1" draw:start-glue-point="1" draw:end-shape="id2" draw:end-glue-point="2" svg:d="M10455 5529h1870v-1480" svg:viewBox="0 0 1871 1481">
          <text:p/>
        </draw:connector>
        <draw:custom-shape draw:style-name="gr1" draw:text-style-name="P1" draw:layer="layout" svg:width="1.88cm" svg:height="1.882cm" svg:x="1cm" svg:y="4.588cm">
          <draw:glue-point draw:id="4" svg:x="5cm" svg:y="-3cm" draw:escape-direction="left"/>
          <text:p text:style-name="P1"><text:span text:style-name="T1">GNURadio</text:span></text:p>
          <text:p text:style-name="P1"><text:span text:style-name="T1">FM Modem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887cm" svg:y1="5.54cm" svg:x2="4.774cm" svg:y2="5.54cm">
          <text:p/>
        </draw:line>
        <draw:frame draw:style-name="gr7" draw:text-style-name="P4" draw:layer="layout" svg:width="2.45cm" svg:height="1.039cm" svg:x="10.45cm" svg:y="5.546cm">
          <draw:text-box>
            <text:p text:style-name="P3"><text:span text:style-name="T1">10,368GHz</text:span></text:p>
          </draw:text-box>
        </draw:frame>
        <draw:custom-shape draw:style-name="gr1" draw:text-style-name="P1" draw:layer="layout" svg:width="1.88cm" svg:height="1.882cm" svg:x="4.76cm" svg:y="8.887cm">
          <draw:glue-point draw:id="4" svg:x="5cm" svg:y="-3cm" draw:escape-direction="left"/>
          <text:p text:style-name="P1"><text:span text:style-name="T1">Baofeng</text:span></text:p>
          <text:p text:style-name="P1"><text:span text:style-name="T1">UV5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88cm" svg:height="1.882cm" svg:x="8.575cm" svg:y="8.887cm">
          <draw:glue-point draw:id="4" svg:x="-5cm" svg:y="-3cm"/>
          <text:p text:style-name="P1"><text:span text:style-name="T1">BVA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661cm" svg:y1="10.205cm" svg:x2="8.548cm" svg:y2="10.205cm">
          <text:p/>
        </draw:line>
        <draw:line draw:style-name="gr2" draw:text-style-name="P2" draw:layer="layout" svg:x1="8.548cm" svg:y1="9.265cm" svg:x2="6.661cm" svg:y2="9.265cm">
          <text:p/>
        </draw:line>
        <draw:frame draw:style-name="gr8" draw:text-style-name="P4" draw:layer="layout" svg:width="1.898cm" svg:height="0.757cm" svg:x="6.485cm" svg:y="8.313cm">
          <draw:text-box>
            <text:p text:style-name="P3"><text:span text:style-name="T1">432MHz</text:span></text:p>
          </draw:text-box>
        </draw:frame>
        <draw:frame draw:style-name="gr7" draw:text-style-name="P4" draw:layer="layout" svg:width="2.35cm" svg:height="1.039cm" svg:x="10.45cm" svg:y="9.811cm">
          <draw:text-box>
            <text:p text:style-name="P3"><text:span text:style-name="T1">10,368GHz</text:span></text:p>
          </draw:text-box>
        </draw:frame>
        <draw:frame draw:style-name="gr4" draw:text-style-name="P5" xml:id="id4" draw:id="id4" draw:layer="layout" svg:width="0.609cm" svg:height="0.699cm" svg:x="11.76cm" svg:y="7.668cm">
          <draw:image xlink:href="Pictures/10000201000000D5000000EC415558EFC14B0A8C.png" xlink:type="simple" xlink:show="embed" xlink:actuate="onLoad" loext:mime-type="image/png">
            <text:p/>
          </draw:image>
        </draw:frame>
        <draw:connector draw:style-name="gr5" draw:text-style-name="P2" draw:layer="layout" svg:x1="10.455cm" svg:y1="9.828cm" svg:x2="12.064cm" svg:y2="8.367cm" draw:start-shape="id3" draw:start-glue-point="1" draw:end-shape="id4" draw:end-glue-point="2" svg:d="M10455 9828h1609v-1461" svg:viewBox="0 0 1610 146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02:09:55.669072819</meta:creation-date>
    <dc:date>2021-08-17T02:55:19.125482297</dc:date>
    <meta:editing-duration>PT24M41S</meta:editing-duration>
    <meta:editing-cycles>1</meta:editing-cycles>
    <meta:document-statistic meta:object-count="18"/>
    <meta:generator>LibreOffice/6.4.7.2$Linux_X86_64 LibreOffice_project/40$Build-2</meta:generator>
  </office:meta>
</office:document-meta>
</file>